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lassName" draw:style-name="SolidLine" draw:text-style-name="P2" draw:layer="layout" svg:width="3.81cm" svg:height="1.905cm" svg:x="2.27cm" svg:y="2.292cm">
          <text:p text:style-name="P1"><text:span text:style-name="T1">TrainingAlgorithm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2" draw:layer="layout" svg:width="5.11cm" svg:height="1.905cm" svg:x="2.27cm" svg:y="5.46cm">
          <text:p text:style-name="P1"><text:span text:style-name="T1">TrainingRateAlgorithm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ckWhite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secondary-fill-color="#ff0000" fo:padding-top="0.125cm" fo:padding-bottom="0.125cm" fo:padding-left="0.25cm" fo:padding-right="0.25cm" draw:shadow="hidden" draw:shadow-offset-x="0.3cm" draw:shadow-offset-y="0.3cm" draw:shadow-color="#808080"/>
    </style:style>
    <style:style style:name="SolidLine" style:family="graphic" style:parent-style-name="standard">
      <style:graphic-properties draw:stroke="solid" draw:stroke-dash="Dash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oberto Lopez</meta:initial-creator>
    <meta:creation-date>2010-11-22T17:37:45</meta:creation-date>
    <meta:generator>LibreOffice/3.3$Win32 LibreOffice_project/330m19$Build-8</meta:generator>
    <dc:date>2012-05-04T12:09:29.85</dc:date>
    <meta:editing-duration>PT3H24M2S</meta:editing-duration>
    <meta:editing-cycles>20</meta:editing-cycles>
    <meta:document-statistic meta:object-count="2"/>
  </office:meta>
</office:document-meta>
</file>